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3ce3" officeooo:paragraph-rsid="001a3c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</text:p>
      <text:p text:style-name="P1"/>
      <text:p text:style-name="P1">-Ver bien el tema de agregar datos encolados, que no se vaya guardando el acumulado y que el acumulado se calcule al hacer el grafico, para que no se generen errores cuando el raspberry no puede mandar los dato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0T00:29:27.709038174</meta:creation-date>
    <dc:date>2016-05-20T00:30:48.740506335</dc:date>
    <meta:editing-duration>PT1M21S</meta:editing-duration>
    <meta:editing-cycles>1</meta:editing-cycles>
    <meta:document-statistic meta:table-count="0" meta:image-count="0" meta:object-count="0" meta:page-count="1" meta:paragraph-count="2" meta:word-count="40" meta:character-count="216" meta:non-whitespace-character-count="178"/>
    <meta:generator>LibreOffice/5.1.2.2$Linux_X86_64 LibreOffice_project/10m0$Build-2</meta:generator>
  </office:meta>
</office:document-meta>
</file>